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3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87.22mm"/>
    </style:style>
    <style:style style:name="co8" style:family="table-column">
      <style:table-column-properties fo:break-before="auto" style:column-width="86.68mm"/>
    </style:style>
    <style:style style:name="co6" style:family="table-column">
      <style:table-column-properties fo:break-before="auto" style:column-width="89.94mm"/>
    </style:style>
    <style:style style:name="co9" style:family="table-column">
      <style:table-column-properties fo:break-before="auto" style:column-width="87.51mm"/>
    </style:style>
    <style:style style:name="co11" style:family="table-column">
      <style:table-column-properties fo:break-before="auto" style:column-width="91.56mm"/>
    </style:style>
    <style:style style:name="co12" style:family="table-column">
      <style:table-column-properties fo:break-before="auto" style:column-width="13.48mm"/>
    </style:style>
    <style:style style:name="co13" style:family="table-column">
      <style:table-column-properties fo:break-before="auto" style:column-width="33.48mm"/>
    </style:style>
    <style:style style:name="co14" style:family="table-column">
      <style:table-column-properties fo:break-before="auto" style:column-width="39.39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9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rgeDevice2_DB-MergeDevice3_JaMuz-8cfbb741-bd63-449f-9e48-4d234264c8d5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2_DB</text:p>
          </table:table-cell>
          <table:table-cell office:value-type="string" calcext:value-type="string">
            <text:p>MergeDevice3_JaMuz</text:p>
          </table:table-cell>
        </table:table-row>
        <table:table-row table:style-name="ro1">
          <table:table-cell office:value-type="string" calcext:value-type="string">
            <text:p>8cfbb741-bd63-449f-9e48-4d234264c8d5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cfbb741-bd63-449f-9e48-4d234264c8d5/Track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cfbb741-bd63-449f-9e48-4d234264c8d5/Track3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cfbb741-bd63-449f-9e48-4d234264c8d5/Track4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cfbb741-bd63-449f-9e48-4d234264c8d5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cfbb741-bd63-449f-9e48-4d234264c8d5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cfbb741-bd63-449f-9e48-4d234264c8d5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cfbb741-bd63-449f-9e48-4d234264c8d5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cfbb741-bd63-449f-9e48-4d234264c8d5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cfbb741-bd63-449f-9e48-4d234264c8d5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cfbb741-bd63-449f-9e48-4d234264c8d5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8cfbb741-bd63-449f-9e48-4d234264c8d5/Track1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</table:table>
      <table:table table:name="MergeDevice2_DB-MergeDevice3_JaMuz-9dc7fe6a-3fa4-4461-8975-ecb7218b39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2_DB</text:p>
          </table:table-cell>
          <table:table-cell office:value-type="string" calcext:value-type="string">
            <text:p>MergeDevice3_JaMuz</text:p>
          </table:table-cell>
        </table:table-row>
        <table:table-row table:style-name="ro1">
          <table:table-cell office:value-type="string" calcext:value-type="string">
            <text:p>9dc7fe6a-3fa4-4461-8975-ecb7218b39a3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dc7fe6a-3fa4-4461-8975-ecb7218b39a3/Track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dc7fe6a-3fa4-4461-8975-ecb7218b39a3/Track3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dc7fe6a-3fa4-4461-8975-ecb7218b39a3/Track4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dc7fe6a-3fa4-4461-8975-ecb7218b39a3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dc7fe6a-3fa4-4461-8975-ecb7218b39a3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dc7fe6a-3fa4-4461-8975-ecb7218b39a3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dc7fe6a-3fa4-4461-8975-ecb7218b39a3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dc7fe6a-3fa4-4461-8975-ecb7218b39a3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dc7fe6a-3fa4-4461-8975-ecb7218b39a3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dc7fe6a-3fa4-4461-8975-ecb7218b39a3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dc7fe6a-3fa4-4461-8975-ecb7218b39a3/Track1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</table:table>
      <table:table table:name="MergeDevice2_DB-MergeDevice3_JaMuz-9e097b10-8160-491e-a310-e26e54a86a10" table:style-name="ta1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2_DB</text:p>
          </table:table-cell>
          <table:table-cell office:value-type="string" calcext:value-type="string">
            <text:p>MergeDevice3_JaMuz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</table:table>
      <table:table table:name="MergeDevice2_DB-MergeDevice3_JaMuz-13ca98f6-1a9f-4d76-a3b3-a72a16d919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2_DB</text:p>
          </table:table-cell>
          <table:table-cell office:value-type="string" calcext:value-type="string">
            <text:p>MergeDevice3_JaMuz</text:p>
          </table:table-cell>
        </table:table-row>
        <table:table-row table:style-name="ro1">
          <table:table-cell office:value-type="string" calcext:value-type="string">
            <text:p>13ca98f6-1a9f-4d76-a3b3-a72a16d91916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3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4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a98f6-1a9f-4d76-a3b3-a72a16d91916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a98f6-1a9f-4d76-a3b3-a72a16d91916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1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a98f6-1a9f-4d76-a3b3-a72a16d91916/Track13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14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a98f6-1a9f-4d76-a3b3-a72a16d91916/Track1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ca98f6-1a9f-4d76-a3b3-a72a16d91916/Track1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1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1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3ca98f6-1a9f-4d76-a3b3-a72a16d91916/Track1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MergeDevice2_DB-MergeDevice3_JaMuz-7598d527-bc8d-4282-a72c-874f335d05ac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2_DB</text:p>
          </table:table-cell>
          <table:table-cell office:value-type="string" calcext:value-type="string">
            <text:p>MergeDevice3_JaMuz</text:p>
          </table:table-cell>
        </table:table-row>
        <table:table-row table:style-name="ro1">
          <table:table-cell office:value-type="string" calcext:value-type="string">
            <text:p>7598d527-bc8d-4282-a72c-874f335d05ac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598d527-bc8d-4282-a72c-874f335d05ac/Track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598d527-bc8d-4282-a72c-874f335d05ac/Track3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598d527-bc8d-4282-a72c-874f335d05ac/Track4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598d527-bc8d-4282-a72c-874f335d05ac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598d527-bc8d-4282-a72c-874f335d05ac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598d527-bc8d-4282-a72c-874f335d05ac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598d527-bc8d-4282-a72c-874f335d05ac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7598d527-bc8d-4282-a72c-874f335d05ac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</table:table>
      <table:table table:name="MergeDevice2_DB-MergeDevice3_JaMuz-be04bc1f-fc63-48f5-b1ca-2723f17d241d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2_DB</text:p>
          </table:table-cell>
          <table:table-cell office:value-type="string" calcext:value-type="string">
            <text:p>MergeDevice3_JaMuz</text:p>
          </table:table-cell>
        </table:table-row>
        <table:table-row table:style-name="ro1">
          <table:table-cell office:value-type="string" calcext:value-type="string">
            <text:p>be04bc1f-fc63-48f5-b1ca-2723f17d241d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04bc1f-fc63-48f5-b1ca-2723f17d241d/Track3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4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04bc1f-fc63-48f5-b1ca-2723f17d241d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04bc1f-fc63-48f5-b1ca-2723f17d241d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12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13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14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1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04bc1f-fc63-48f5-b1ca-2723f17d241d/Track1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1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1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04bc1f-fc63-48f5-b1ca-2723f17d241d/Track1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</table:table>
      <table:table table:name="MergeDevice2_DB-MergeDevice3_JaMuz-c212b71b-848c-491c-8ae7-b62a993ae194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2_DB</text:p>
          </table:table-cell>
          <table:table-cell office:value-type="string" calcext:value-type="string">
            <text:p>MergeDevice3_JaMuz</text:p>
          </table:table-cell>
        </table:table-row>
        <table:table-row table:style-name="ro1">
          <table:table-cell office:value-type="string" calcext:value-type="string">
            <text:p>c212b71b-848c-491c-8ae7-b62a993ae194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212b71b-848c-491c-8ae7-b62a993ae194/Track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12b71b-848c-491c-8ae7-b62a993ae194/Track3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212b71b-848c-491c-8ae7-b62a993ae194/Track4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212b71b-848c-491c-8ae7-b62a993ae194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212b71b-848c-491c-8ae7-b62a993ae194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12b71b-848c-491c-8ae7-b62a993ae194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212b71b-848c-491c-8ae7-b62a993ae194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212b71b-848c-491c-8ae7-b62a993ae194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212b71b-848c-491c-8ae7-b62a993ae194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</table:table>
      <table:table table:name="MergeDevice2_DB-MergeDevice3_JaMuz-6cc35892-c44f-4aa7-bfee-5f63eca70821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2_DB</text:p>
          </table:table-cell>
          <table:table-cell office:value-type="string" calcext:value-type="string">
            <text:p>MergeDevice3_JaMuz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igno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6:21:35.960701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16:22:43.388673770</dc:date>
    <dc:creator>Raphael </dc:creator>
    <meta:editing-duration>PT3M30S</meta:editing-duration>
    <meta:editing-cycles>2</meta:editing-cycles>
    <meta:generator>LibreOffice/6.0.6.2$Linux_X86_64 LibreOffice_project/00m0$Build-2</meta:generator>
    <meta:document-statistic meta:table-count="8" meta:cell-count="444" meta:object-count="0"/>
  </office:meta>
</office:document-meta>
</file>